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4">
            <text:p>SRR-4724</text:p>
          </table:table-cell>
          <table:table-cell office:value-type="float" office:value="56.76">
            <text:p>56.76</text:p>
          </table:table-cell>
          <table:table-cell office:value-type="float" office:value="-5.85">
            <text:p>-5.85</text:p>
          </table:table-cell>
          <table:table-cell office:value-type="float" office:value="1480.0">
            <text:p>14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8">
            <text:p>1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6">
            <text:p>SRR-4726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880.0">
            <text:p>38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">
            <text:p>4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5">
            <text:p>SRR-4725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8320.0">
            <text:p>832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35">
            <text:p>5.3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7">
            <text:p>SRR-4727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860.0">
            <text:p>38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1">
            <text:p>5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8">
            <text:p>SRR-4728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515.0">
            <text:p>35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4">
            <text:p>4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00b,ShennanEtal2018">
            <text:p>ShennanEtal1995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9">
            <text:p>SRR-4729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730.0">
            <text:p>37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6">
            <text:p>4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0">
            <text:p>SRR-4730</text:p>
          </table:table-cell>
          <table:table-cell office:value-type="float" office:value="56.75">
            <text:p>56.75</text:p>
          </table:table-cell>
          <table:table-cell office:value-type="float" office:value="-5.84">
            <text:p>-5.84</text:p>
          </table:table-cell>
          <table:table-cell office:value-type="float" office:value="3435.0">
            <text:p>34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1">
            <text:p>3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1">
            <text:p>SRR-4731</text:p>
          </table:table-cell>
          <table:table-cell office:value-type="float" office:value="56.75">
            <text:p>56.75</text:p>
          </table:table-cell>
          <table:table-cell office:value-type="float" office:value="-5.84">
            <text:p>-5.84</text:p>
          </table:table-cell>
          <table:table-cell office:value-type="float" office:value="3940.0">
            <text:p>39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7">
            <text:p>4.47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2">
            <text:p>SRR-4732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2255.0">
            <text:p>225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9">
            <text:p>2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3">
            <text:p>SRR-4733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2410.0">
            <text:p>24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2">
            <text:p>2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4">
            <text:p>SRR-4734</text:p>
          </table:table-cell>
          <table:table-cell office:value-type="float" office:value="56.75">
            <text:p>56.75</text:p>
          </table:table-cell>
          <table:table-cell office:value-type="float" office:value="-5.83">
            <text:p>-5.83</text:p>
          </table:table-cell>
          <table:table-cell office:value-type="float" office:value="3225.0">
            <text:p>322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41">
            <text:p>5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5">
            <text:p>SRR-4735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3065.0">
            <text:p>30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3">
            <text:p>3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36">
            <text:p>SRR-4736</text:p>
          </table:table-cell>
          <table:table-cell office:value-type="float" office:value="56.76">
            <text:p>56.76</text:p>
          </table:table-cell>
          <table:table-cell office:value-type="float" office:value="-5.84">
            <text:p>-5.84</text:p>
          </table:table-cell>
          <table:table-cell office:value-type="float" office:value="3195.0">
            <text:p>319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7">
            <text:p>3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2">
            <text:p>SRR-4722</text:p>
          </table:table-cell>
          <table:table-cell office:value-type="float" office:value="56.76">
            <text:p>56.76</text:p>
          </table:table-cell>
          <table:table-cell office:value-type="float" office:value="-5.85">
            <text:p>-5.85</text:p>
          </table:table-cell>
          <table:table-cell office:value-type="float" office:value="1080.0">
            <text:p>10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1">
            <text:p>0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AA-28095">
            <text:p>AA-28095</text:p>
          </table:table-cell>
          <table:table-cell office:value-type="float" office:value="56.77">
            <text:p>56.77</text:p>
          </table:table-cell>
          <table:table-cell office:value-type="float" office:value="-5.87">
            <text:p>-5.87</text:p>
          </table:table-cell>
          <table:table-cell office:value-type="float" office:value="12540.0">
            <text:p>1254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41">
            <text:p>19.4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  <table:table-row>
          <table:table-cell office:value-type="string" office:value="Kentra">
            <text:p>Kentra</text:p>
          </table:table-cell>
          <table:table-cell office:value-type="string" office:value="radiocarbon">
            <text:p>radiocarbon</text:p>
          </table:table-cell>
          <table:table-cell office:value-type="string" office:value="SRR-4723">
            <text:p>SRR-4723</text:p>
          </table:table-cell>
          <table:table-cell office:value-type="float" office:value="56.76">
            <text:p>56.76</text:p>
          </table:table-cell>
          <table:table-cell office:value-type="float" office:value="-5.85">
            <text:p>-5.85</text:p>
          </table:table-cell>
          <table:table-cell office:value-type="float" office:value="1370.0">
            <text:p>13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2">
            <text:p>1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6,ShennanEtal2000b,ShennanEtal2018">
            <text:p>ShennanEtal1996,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